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389in" table:align="left"/>
    </style:style>
    <style:style style:name="Table1.A" style:family="table-column">
      <style:table-column-properties style:column-width="1.6903in"/>
    </style:style>
    <style:style style:name="Table1.B" style:family="table-column">
      <style:table-column-properties style:column-width="2.54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018e38" officeooo:paragraph-rsid="00018e38"/>
    </style:style>
    <style:style style:name="P2" style:family="paragraph" style:parent-style-name="Text_20_body">
      <style:text-properties officeooo:paragraph-rsid="0001b67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>
      <style:text-properties officeooo:paragraph-rsid="0001b67d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officeooo:rsid="0000ec6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e fine-tuned a large language model (Meta-LLaMA-3-8B-Instruct) for the <text:span text:style-name="Strong_20_Emphasis">Table Visual Question Answering (TableVQA)</text:span> task using a custom instruction-tuned setup. The training objective is to generate short, accurate natural language answers conditioned on a table and a natural language question.</text:p>
      <text:h text:style-name="Heading_20_3" text:outline-level="3"><text:span text:style-name="Strong_20_Emphasis">Model Architecture</text:span></text:h>
      <text:list text:style-name="L1">
        <text:list-item>
          <text:p text:style-name="P3"><text:span text:style-name="Strong_20_Emphasis">Base Model</text:span>: <text:span text:style-name="Source_20_Text">meta-llama/Meta-Llama-3-8B-Instruct</text:span></text:p>
        </text:list-item>
        <text:list-item>
          <text:p text:style-name="P3"><text:span text:style-name="Strong_20_Emphasis">Type</text:span>: Causal Language Model (Auto-regressive)</text:p>
        </text:list-item>
        <text:list-item>
          <text:p text:style-name="P3"><text:span text:style-name="Strong_20_Emphasis">Parameters</text:span>: ~8 Billion</text:p>
        </text:list-item>
        <text:list-item>
          <text:p text:style-name="P3"><text:span text:style-name="Strong_20_Emphasis">Modifications</text:span>:</text:p>
          <text:list>
            <text:list-item>
              <text:p text:style-name="P3"><text:span text:style-name="Source_20_Text">gradient_checkpointing_enable()</text:span> activated for reduced memory footprint.</text:p>
            </text:list-item>
            <text:list-item>
              <text:p text:style-name="P3"><text:span text:style-name="Source_20_Text">torch_dtype=torch.bfloat16</text:span> used for mixed-precision training.</text:p>
            </text:list-item>
            <text:list-item>
              <text:p text:style-name="P3"><text:span text:style-name="Source_20_Text">use_cache=False</text:span> disabled to support gradient checkpointing.</text:p>
            </text:list-item>
          </text:list>
        </text:list-item>
      </text:list>
      <text:h text:style-name="Heading_20_3" text:outline-level="3"><text:span text:style-name="Strong_20_Emphasis">Input Format</text:span></text:h>
      <text:p text:style-name="Text_20_body">We formulated the task as <text:span text:style-name="Strong_20_Emphasis">instruction-based generation</text:span>, where each training example was prepended with a structured prompt. The prompt includes:</text:p>
      <text:list text:style-name="L2">
        <text:list-item>
          <text:p text:style-name="P4">An instruction</text:p>
        </text:list-item>
        <text:list-item>
          <text:p text:style-name="P4">A table in serialized format (from the <text:span text:style-name="Source_20_Text">otsl</text:span> field)</text:p>
        </text:list-item>
        <text:list-item>
          <text:p text:style-name="P4">A natural language question</text:p>
        </text:list-item>
        <text:list-item>
          <text:p text:style-name="P4">The answer (as the label)</text:p>
        </text:list-item>
      </text:list>
      <text:p text:style-name="Standard"><text:span text:style-name="Strong_20_Emphasis">Prompt Template</text:span>:</text:p>
      <text:p text:style-name="Standard">### Instruction:</text:p>
      <text:p text:style-name="Standard">Given the following table, answer the question in one word or short phrase. Do not provide an explanation.</text:p>
      <text:p text:style-name="Standard"/>
      <text:p text:style-name="Standard">### Table:</text:p>
      <text:p text:style-name="Standard">{table_text}</text:p>
      <text:p text:style-name="Standard"/>
      <text:p text:style-name="Standard">### Question:</text:p>
      <text:p text:style-name="Standard">{question}</text:p>
      <text:p text:style-name="Standard"/>
      <text:p text:style-name="Standard">### Answer: {answer}</text:p>
      <text:p text:style-name="Standard"/>
      <text:h text:style-name="Heading_20_3" text:outline-level="3"><text:span text:style-name="Strong_20_Emphasis">Data Preprocessing</text:span></text:h>
      <text:list text:style-name="L3">
        <text:list-item>
          <text:p text:style-name="P5"><text:span text:style-name="Strong_20_Emphasis">Dataset Format</text:span>: JSON</text:p>
        </text:list-item>
        <text:list-item>
          <text:p text:style-name="P5"><text:span text:style-name="Strong_20_Emphasis">Key Fields Used</text:span>:</text:p>
          <text:list>
            <text:list-item>
              <text:p text:style-name="P5"><text:span text:style-name="Source_20_Text">question</text:span>: Natural language question</text:p>
            </text:list-item>
            <text:list-item>
              <text:p text:style-name="P5"><text:soft-page-break/><text:span text:style-name="Source_20_Text">answer_text</text:span>: Ground truth answer</text:p>
            </text:list-item>
            <text:list-item>
              <text:p text:style-name="P5"><text:span text:style-name="Source_20_Text">otsl</text:span>: Serialized table format</text:p>
            </text:list-item>
          </text:list>
        </text:list-item>
        <text:list-item>
          <text:p text:style-name="P5"><text:span text:style-name="Strong_20_Emphasis">Tokenization</text:span>:</text:p>
          <text:list>
            <text:list-item>
              <text:p text:style-name="P5">HuggingFace <text:span text:style-name="Source_20_Text">AutoTokenizer</text:span> (corresponding to LLaMA-3)</text:p>
            </text:list-item>
            <text:list-item>
              <text:p text:style-name="P5"><text:span text:style-name="Source_20_Text">padding="max_length"</text:span> and <text:span text:style-name="Source_20_Text">truncation=True</text:span> enabled</text:p>
            </text:list-item>
            <text:list-item>
              <text:p text:style-name="P5">Maximum input sequence length: <text:span text:style-name="Strong_20_Emphasis">4096 tokens</text:span></text:p>
            </text:list-item>
          </text:list>
        </text:list-item>
      </text:list>
      <text:h text:style-name="Heading_20_3" text:outline-level="3"><text:span text:style-name="Strong_20_Emphasis">Training Configuratio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Model</text:p>
          </table:table-cell>
          <table:table-cell table:style-name="Table1.A1" office:value-type="string">
            <text:p text:style-name="Table_20_Contents">Meta-LLaMA-3-8B-Instruct</text:p>
          </table:table-cell>
        </table:table-row>
        <table:table-row>
          <table:table-cell table:style-name="Table1.A1" office:value-type="string">
            <text:p text:style-name="Table_20_Contents">Optimizer</text:p>
          </table:table-cell>
          <table:table-cell table:style-name="Table1.A1" office:value-type="string">
            <text:p text:style-name="Table_20_Contents">AdamW</text:p>
          </table:table-cell>
        </table:table-row>
        <table:table-row>
          <table:table-cell table:style-name="Table1.A1" office:value-type="string">
            <text:p text:style-name="Table_20_Contents">Learning Rate</text:p>
          </table:table-cell>
          <table:table-cell table:style-name="Table1.A1" office:value-type="string">
            <text:p text:style-name="Table_20_Contents">2e-5</text:p>
          </table:table-cell>
        </table:table-row>
        <table:table-row>
          <table:table-cell table:style-name="Table1.A1" office:value-type="string">
            <text:p text:style-name="Table_20_Contents">Batch Size</text:p>
          </table:table-cell>
          <table:table-cell table:style-name="Table1.A1" office:value-type="string">
            <text:p text:style-name="Table_20_Contents">1 (per GPU)</text:p>
          </table:table-cell>
        </table:table-row>
        <table:table-row>
          <table:table-cell table:style-name="Table1.A1" office:value-type="string">
            <text:p text:style-name="Table_20_Contents">Number of Epochs</text:p>
          </table:table-cell>
          <table:table-cell table:style-name="Table1.A1" office:value-type="string">
            <text:p text:style-name="P1">4</text:p>
          </table:table-cell>
        </table:table-row>
        <table:table-row>
          <table:table-cell table:style-name="Table1.A1" office:value-type="string">
            <text:p text:style-name="Table_20_Contents">Sequence Length</text:p>
          </table:table-cell>
          <table:table-cell table:style-name="Table1.A1" office:value-type="string">
            <text:p text:style-name="Table_20_Contents">4096 tokens</text:p>
          </table:table-cell>
        </table:table-row>
        <table:table-row>
          <table:table-cell table:style-name="Table1.A1" office:value-type="string">
            <text:p text:style-name="Table_20_Contents">Tokenizer Pad Token</text:p>
          </table:table-cell>
          <table:table-cell table:style-name="Table1.A1" office:value-type="string">
            <text:p text:style-name="Table_20_Contents">Set to <text:span text:style-name="Source_20_Text">eos_token</text:span></text:p>
          </table:table-cell>
        </table:table-row>
        <table:table-row>
          <table:table-cell table:style-name="Table1.A1" office:value-type="string">
            <text:p text:style-name="Table_20_Contents">Gradient Checkpointing</text:p>
          </table:table-cell>
          <table:table-cell table:style-name="Table1.A1" office:value-type="string">
            <text:p text:style-name="Table_20_Contents">Enabled</text:p>
          </table:table-cell>
        </table:table-row>
        <table:table-row>
          <table:table-cell table:style-name="Table1.A1" office:value-type="string">
            <text:p text:style-name="Table_20_Contents">Precision</text:p>
          </table:table-cell>
          <table:table-cell table:style-name="Table1.A1" office:value-type="string">
            <text:p text:style-name="Table_20_Contents">bfloat16</text:p>
          </table:table-cell>
        </table:table-row>
        <table:table-row>
          <table:table-cell table:style-name="Table1.A1" office:value-type="string">
            <text:p text:style-name="Table_20_Contents">Device</text:p>
          </table:table-cell>
          <table:table-cell table:style-name="Table1.A1" office:value-type="string">
            <text:p text:style-name="Table_20_Contents">CUDA (NVIDIA A100 80GB GPU)</text:p>
          </table:table-cell>
        </table:table-row>
        <table:table-row>
          <table:table-cell table:style-name="Table1.A1" office:value-type="string">
            <text:p text:style-name="Table_20_Contents">Framework</text:p>
          </table:table-cell>
          <table:table-cell table:style-name="Table1.A1" office:value-type="string">
            <text:p text:style-name="Table_20_Contents">PyTorch + HuggingFace</text:p>
          </table:table-cell>
        </table:table-row>
      </table:table>
      <text:p text:style-name="Horizontal_20_Line"/>
      <text:h text:style-name="Heading_20_3" text:outline-level="3"><text:span text:style-name="Strong_20_Emphasis">Evaluation Metrics</text:span></text:h>
      <text:p text:style-name="Text_20_body">To assess answer quality, we used:</text:p>
      <text:list text:style-name="L4">
        <text:list-item>
          <text:p text:style-name="P6"><text:span text:style-name="Strong_20_Emphasis">Exact Match Accuracy (EM)</text:span>: If the predicted string matches the ground truth exactly (case and whitespace normalized).</text:p>
        </text:list-item>
        <text:list-item>
          <text:p text:style-name="P6"><text:span text:style-name="Strong_20_Emphasis">Levenshtein Similarity ≥ 0.8</text:span>: Soft match measuring edit distance similarity.</text:p>
        </text:list-item>
      </text:list>
      <text:p text:style-name="P2"><text:s text:c="12"/>These metrics were computed on-the-fly during training after each batch.</text:p>
      <text:list text:style-name="L5">
        <text:list-item>
          <text:p text:style-name="P7"><text:span text:style-name="Strong_20_Emphasis">Relieved accuracy = relaxed exact match after formatting normalization.</text:span><text:line-break/> It’s designed to “relieve” the evaluation from small, unimportant formatting differences <text:s/>you don’t unfairly penalize a model that gives the right answer in a slightly different form.</text:p>
        </text:list-item>
      </text:list>
      <text:h text:style-name="Heading_20_3" text:outline-level="3"><text:span text:style-name="Strong_20_Emphasis">Checkpointing</text:span></text:h>
      <text:list text:style-name="L6">
        <text:list-item>
          <text:p text:style-name="P8">Model checkpoints were saved after each epoch.</text:p>
        </text:list-item>
      </text:list>
      <text:h text:style-name="Heading_20_3" text:outline-level="3"><text:span text:style-name="Strong_20_Emphasis">Inference Procedure</text:span></text:h>
      <text:p text:style-name="Text_20_body">After training, inference was performed using:</text:p>
      <text:list text:style-name="L7">
        <text:list-item>
          <text:p text:style-name="P9"><text:span text:style-name="Source_20_Text">model.generate()</text:span> from HuggingFace Transformers</text:p>
        </text:list-item>
        <text:list-item>
          <text:p text:style-name="P9">Beam size: 1 (greedy decoding)</text:p>
        </text:list-item>
        <text:list-item>
          <text:p text:style-name="P9"><text:soft-page-break/><text:span text:style-name="Source_20_Text">max_new_tokens=100</text:span></text:p>
        </text:list-item>
        <text:list-item>
          <text:p text:style-name="P9">No sampling (<text:span text:style-name="Source_20_Text">do_sample=False</text:span>)</text:p>
        </text:list-item>
      </text:list>
      <text:p text:style-name="Standard">A similar writeup for <text:span text:style-name="Strong_20_Emphasis">Markdown</text:span> or <text:span text:style-name="Strong_20_Emphasis">HTML </text:span><text:span text:style-name="Strong_20_Emphasis"><text:span text:style-name="T1">and plaintext</text:span></text:span> forma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07:57:02.509089554</meta:creation-date>
    <dc:date>2025-09-09T12:10:10.564054393</dc:date>
    <meta:editing-duration>PT23M28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3" meta:paragraph-count="73" meta:word-count="373" meta:character-count="2635" meta:non-whitespace-character-count="2349"/>
  </office:meta>
</office:document-meta>
</file>